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33.95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24.57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7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1"/>
        <table:table-column table:style-name="co5" table:default-cell-style-name="ce4"/>
        <table:table-column table:style-name="co6" table:default-cell-style-name="ce10"/>
        <table:table-column table:style-name="co7" table:default-cell-style-name="ce1"/>
        <table:table-column table:style-name="co8" table:number-columns-repeated="250" table:default-cell-style-name="ce1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novembre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1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1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306108" calcext:value-type="float">
            <text:p>1306108</text:p>
          </table:table-cell>
          <table:table-cell table:style-name="ce8" office:value-type="date" office:date-value="2018-11-01" calcext:value-type="date">
            <text:p>1 novembre 2018</text:p>
          </table:table-cell>
          <table:table-cell table:style-name="ce3" office:value-type="string" calcext:value-type="string">
            <text:p>SANTINEL INC.</text:p>
          </table:table-cell>
          <table:table-cell table:style-name="ce9"/>
          <table:table-cell table:style-name="ce12" office:value-type="float" office:value="1030.98" calcext:value-type="float">
            <text:p>1030,98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525" calcext:value-type="float">
            <text:p>1250525</text:p>
          </table:table-cell>
          <table:table-cell table:style-name="ce8" office:value-type="date" office:date-value="2018-11-01" calcext:value-type="date">
            <text:p>1 novembre 2018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9"/>
          <table:table-cell table:style-name="ce12" office:value-type="float" office:value="120.64" calcext:value-type="float">
            <text:p>120,64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955" calcext:value-type="float">
            <text:p>1306955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LOGIKERGO</text:p>
          </table:table-cell>
          <table:table-cell table:style-name="ce9"/>
          <table:table-cell table:style-name="ce12" office:value-type="float" office:value="2309.72" calcext:value-type="float">
            <text:p>2309,72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838" calcext:value-type="float">
            <text:p>1288838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NATHALIE FAUCHER, ARBITRE INC.</text:p>
          </table:table-cell>
          <table:table-cell table:style-name="ce9"/>
          <table:table-cell table:style-name="ce12" office:value-type="float" office:value="220.47" calcext:value-type="float">
            <text:p>220,47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307810" calcext:value-type="float">
            <text:p>1307810</text:p>
          </table:table-cell>
          <table:table-cell table:style-name="ce8" office:value-type="date" office:date-value="2018-11-08" calcext:value-type="date">
            <text:p>8 novembre 2018</text:p>
          </table:table-cell>
          <table:table-cell table:style-name="ce3" office:value-type="string" calcext:value-type="string">
            <text:p>3289419 CANADA (COLLINS)</text:p>
          </table:table-cell>
          <table:table-cell table:style-name="ce9"/>
          <table:table-cell table:style-name="ce12" office:value-type="float" office:value="204.37" calcext:value-type="float">
            <text:p>204,37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042" calcext:value-type="float">
            <text:p>1310042</text:p>
          </table:table-cell>
          <table:table-cell table:style-name="ce8" office:value-type="date" office:date-value="2018-11-20" calcext:value-type="date">
            <text:p>20 novembre 2018</text:p>
          </table:table-cell>
          <table:table-cell table:style-name="ce3" office:value-type="string" calcext:value-type="string">
            <text:p>ADDISON ELECTRONIQUE MONTREAL</text:p>
          </table:table-cell>
          <table:table-cell table:style-name="ce9"/>
          <table:table-cell table:style-name="ce12" office:value-type="float" office:value="55.84" calcext:value-type="float">
            <text:p>55,84</text:p>
          </table:table-cell>
          <table:table-cell table:style-name="ce3" office:value-type="string" calcext:value-type="string">
            <text:p>Ordinateur et accesso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522" calcext:value-type="float">
            <text:p>1307522</text:p>
          </table:table-cell>
          <table:table-cell table:style-name="ce8" office:value-type="date" office:date-value="2018-11-07" calcext:value-type="date">
            <text:p>7 novembre 2018</text:p>
          </table:table-cell>
          <table:table-cell table:style-name="ce3" office:value-type="string" calcext:value-type="string">
            <text:p>AEROCHEM INC.</text:p>
          </table:table-cell>
          <table:table-cell table:style-name="ce9"/>
          <table:table-cell table:style-name="ce12" office:value-type="float" office:value="1749.77" calcext:value-type="float">
            <text:p>1749,77</text:p>
          </table:table-cell>
          <table:table-cell table:style-name="ce3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07" calcext:value-type="date">
            <text:p>7 novembre 2018</text:p>
          </table:table-cell>
          <table:table-cell table:style-name="ce3"/>
          <table:table-cell table:style-name="ce9"/>
          <table:table-cell table:style-name="ce12" office:value-type="float" office:value="89.24" calcext:value-type="float">
            <text:p>89,24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417" calcext:value-type="float">
            <text:p>1311417</text:p>
          </table:table-cell>
          <table:table-cell table:style-name="ce8" office:value-type="date" office:date-value="2018-11-26" calcext:value-type="date">
            <text:p>26 novembre 2018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9"/>
          <table:table-cell table:style-name="ce12" office:value-type="float" office:value="671.92" calcext:value-type="float">
            <text:p>671,9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076" calcext:value-type="float">
            <text:p>1307076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ce9"/>
          <table:table-cell table:style-name="ce12" office:value-type="float" office:value="107.09" calcext:value-type="float">
            <text:p>107,09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515" calcext:value-type="float">
            <text:p>1309515</text:p>
          </table:table-cell>
          <table:table-cell table:style-name="ce8" office:value-type="date" office:date-value="2018-11-16" calcext:value-type="date">
            <text:p>16 novembre 2018</text:p>
          </table:table-cell>
          <table:table-cell table:style-name="ce3"/>
          <table:table-cell table:style-name="ce9"/>
          <table:table-cell table:style-name="ce12" office:value-type="float" office:value="278.21" calcext:value-type="float">
            <text:p>278,21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889" calcext:value-type="float">
            <text:p>1309889</text:p>
          </table:table-cell>
          <table:table-cell table:style-name="ce8" office:value-type="date" office:date-value="2018-11-19" calcext:value-type="date">
            <text:p>19 novembre 2018</text:p>
          </table:table-cell>
          <table:table-cell table:style-name="ce3" office:value-type="string" calcext:value-type="string">
            <text:p>HILTI CANADA LTEE</text:p>
          </table:table-cell>
          <table:table-cell table:style-name="ce9"/>
          <table:table-cell table:style-name="ce12" office:value-type="float" office:value="58.79" calcext:value-type="float">
            <text:p>58,79</text:p>
          </table:table-cell>
          <table:table-cell table:style-name="ce3" office:value-type="string" calcext:value-type="string">
            <text:p>Serrurerie, ferronnerie et 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986" calcext:value-type="float">
            <text:p>1307986</text:p>
          </table:table-cell>
          <table:table-cell table:style-name="ce8" office:value-type="date" office:date-value="2018-11-09" calcext:value-type="date">
            <text:p>9 novembre 2018</text:p>
          </table:table-cell>
          <table:table-cell table:style-name="ce3" office:value-type="string" calcext:value-type="string">
            <text:p>KOMUTEL INC</text:p>
          </table:table-cell>
          <table:table-cell table:style-name="ce9"/>
          <table:table-cell table:style-name="ce12" office:value-type="float" office:value="1012.55" calcext:value-type="float">
            <text:p>1012,55</text:p>
          </table:table-cell>
          <table:table-cell table:style-name="ce3" office:value-type="string" calcext:value-type="string">
            <text:p>Service - Téléphon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717" calcext:value-type="float">
            <text:p>1311717</text:p>
          </table:table-cell>
          <table:table-cell table:style-name="ce8" office:value-type="date" office:date-value="2018-11-27" calcext:value-type="date">
            <text:p>27 novembre 2018</text:p>
          </table:table-cell>
          <table:table-cell table:style-name="ce3" office:value-type="string" calcext:value-type="string">
            <text:p>LES PAVAGES CHENAIL INC.</text:p>
          </table:table-cell>
          <table:table-cell table:style-name="ce5" office:value-type="float" office:value="1192867" calcext:value-type="float">
            <text:p>1192867</text:p>
          </table:table-cell>
          <table:table-cell table:style-name="ce12" office:value-type="float" office:value="6724.45" calcext:value-type="float">
            <text:p>6724,45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664" calcext:value-type="float">
            <text:p>1310664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 office:value-type="string" calcext:value-type="string">
            <text:p>MONTREAL STENCIL INC</text:p>
          </table:table-cell>
          <table:table-cell table:style-name="ce9"/>
          <table:table-cell table:style-name="ce12" office:value-type="float" office:value="143.06" calcext:value-type="float">
            <text:p>143,06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303" calcext:value-type="float">
            <text:p>1310303</text:p>
          </table:table-cell>
          <table:table-cell table:style-name="ce8" office:value-type="date" office:date-value="2018-11-20" calcext:value-type="date">
            <text:p>20 novembre 2018</text:p>
          </table:table-cell>
          <table:table-cell table:style-name="ce3" office:value-type="string" calcext:value-type="string">
            <text:p>ONOMAT CANADA INC.</text:p>
          </table:table-cell>
          <table:table-cell table:style-name="ce9"/>
          <table:table-cell table:style-name="ce12" office:value-type="float" office:value="78.74" calcext:value-type="float">
            <text:p>78,74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0" calcext:value-type="date">
            <text:p>20 novembre 2018</text:p>
          </table:table-cell>
          <table:table-cell table:style-name="ce3"/>
          <table:table-cell table:style-name="ce9"/>
          <table:table-cell table:style-name="ce12" office:value-type="float" office:value="8346.51" calcext:value-type="float">
            <text:p>8346,51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760" calcext:value-type="float">
            <text:p>1311760</text:p>
          </table:table-cell>
          <table:table-cell table:style-name="ce8" office:value-type="date" office:date-value="2018-11-27" calcext:value-type="date">
            <text:p>27 novembre 2018</text:p>
          </table:table-cell>
          <table:table-cell table:style-name="ce3" office:value-type="string" calcext:value-type="string">
            <text:p>P.R. DISTRIBUTION INC.</text:p>
          </table:table-cell>
          <table:table-cell table:style-name="ce9"/>
          <table:table-cell table:style-name="ce12" office:value-type="float" office:value="126.3" calcext:value-type="float">
            <text:p>126,30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204" calcext:value-type="float">
            <text:p>1307204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03.15" calcext:value-type="float">
            <text:p>103,15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06" calcext:value-type="date">
            <text:p>6 novembre 20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7.37" calcext:value-type="float">
            <text:p>7,37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06" calcext:value-type="date">
            <text:p>6 novembre 20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5.75" calcext:value-type="float">
            <text:p>5,75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846" calcext:value-type="float">
            <text:p>1309846</text:p>
          </table:table-cell>
          <table:table-cell table:style-name="ce8" office:value-type="date" office:date-value="2018-11-19" calcext:value-type="date">
            <text:p>19 novembre 2018</text:p>
          </table:table-cell>
          <table:table-cell table:style-name="ce3" office:value-type="string" calcext:value-type="string">
            <text:p>QUINCAILLERIE NOTRE-DAME DE ST-HENRI INC.</text:p>
          </table:table-cell>
          <table:table-cell table:style-name="ce9"/>
          <table:table-cell table:style-name="ce12" office:value-type="float" office:value="141.94" calcext:value-type="float">
            <text:p>141,94</text:p>
          </table:table-cell>
          <table:table-cell table:style-name="ce3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19" calcext:value-type="date">
            <text:p>19 novembre 2018</text:p>
          </table:table-cell>
          <table:table-cell table:style-name="ce3"/>
          <table:table-cell table:style-name="ce9"/>
          <table:table-cell table:style-name="ce12" office:value-type="float" office:value="355.91" calcext:value-type="float">
            <text:p>355,91</text:p>
          </table:table-cell>
          <table:table-cell table:style-name="ce3" office:value-type="string" calcext:value-type="string">
            <text:p>Outils à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754" calcext:value-type="float">
            <text:p>1311754</text:p>
          </table:table-cell>
          <table:table-cell table:style-name="ce8" office:value-type="date" office:date-value="2018-11-27" calcext:value-type="date">
            <text:p>27 novembre 2018</text:p>
          </table:table-cell>
          <table:table-cell table:style-name="ce3"/>
          <table:table-cell table:style-name="ce9"/>
          <table:table-cell table:style-name="ce12" office:value-type="float" office:value="20.84" calcext:value-type="float">
            <text:p>20,84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599" calcext:value-type="float">
            <text:p>1306599</text:p>
          </table:table-cell>
          <table:table-cell table:style-name="ce8" office:value-type="date" office:date-value="2018-11-02" calcext:value-type="date">
            <text:p>2 novembre 2018</text:p>
          </table:table-cell>
          <table:table-cell table:style-name="ce3" office:value-type="string" calcext:value-type="string">
            <text:p>TECH-MIX</text:p>
          </table:table-cell>
          <table:table-cell/>
          <table:table-cell table:style-name="ce12" office:value-type="float" office:value="3149.62" calcext:value-type="float">
            <text:p>3149,62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296355" calcext:value-type="float">
            <text:p>1296355</text:p>
          </table:table-cell>
          <table:table-cell table:style-name="ce8" office:value-type="date" office:date-value="2018-11-19" calcext:value-type="date">
            <text:p>19 novembre 2018</text:p>
          </table:table-cell>
          <table:table-cell table:style-name="ce3" office:value-type="string" calcext:value-type="string">
            <text:p>CNW-TELBEC INC</text:p>
          </table:table-cell>
          <table:table-cell table:style-name="ce9"/>
          <table:table-cell table:style-name="ce12" office:value-type="float" office:value="1230.45" calcext:value-type="float">
            <text:p>1230,45</text:p>
          </table:table-cell>
          <table:table-cell table:style-name="ce3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542" calcext:value-type="float">
            <text:p>1311542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 office:value-type="string" calcext:value-type="string">
            <text:p>INFOGRAFILM</text:p>
          </table:table-cell>
          <table:table-cell table:style-name="ce9"/>
          <table:table-cell table:style-name="ce12" office:value-type="float" office:value="509.19" calcext:value-type="float">
            <text:p>509,19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090" calcext:value-type="float">
            <text:p>1308090</text:p>
          </table:table-cell>
          <table:table-cell table:style-name="ce8" office:value-type="date" office:date-value="2018-11-09" calcext:value-type="date">
            <text:p>9 novembre 2018</text:p>
          </table:table-cell>
          <table:table-cell table:style-name="ce3" office:value-type="string" calcext:value-type="string">
            <text:p>MP REPRODUCTIONS INC.</text:p>
          </table:table-cell>
          <table:table-cell table:style-name="ce9"/>
          <table:table-cell table:style-name="ce12" office:value-type="float" office:value="572.29" calcext:value-type="float">
            <text:p>572,29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324" calcext:value-type="float">
            <text:p>1270324</text:p>
          </table:table-cell>
          <table:table-cell table:style-name="ce8" office:value-type="date" office:date-value="2018-11-09" calcext:value-type="date">
            <text:p>9 novembre 2018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9"/>
          <table:table-cell table:style-name="ce12" office:value-type="float" office:value="4206.84" calcext:value-type="float">
            <text:p>4206,8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311565" calcext:value-type="float">
            <text:p>1311565</text:p>
          </table:table-cell>
          <table:table-cell table:style-name="ce8" office:value-type="date" office:date-value="2018-11-27" calcext:value-type="date">
            <text:p>27 novembre 2018</text:p>
          </table:table-cell>
          <table:table-cell table:style-name="ce3" office:value-type="string" calcext:value-type="string">
            <text:p>AUTOBUS GALLAND LTEE</text:p>
          </table:table-cell>
          <table:table-cell table:style-name="ce9"/>
          <table:table-cell table:style-name="ce12" office:value-type="float" office:value="351.71" calcext:value-type="float">
            <text:p>351,71</text:p>
          </table:table-cell>
          <table:table-cell table:style-name="ce3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535" calcext:value-type="float">
            <text:p>1309535</text:p>
          </table:table-cell>
          <table:table-cell table:style-name="ce8" office:value-type="date" office:date-value="2018-11-16" calcext:value-type="date">
            <text:p>16 novembre 2018</text:p>
          </table:table-cell>
          <table:table-cell table:style-name="ce3" office:value-type="string" calcext:value-type="string">
            <text:p>AVEC PLAISIRS</text:p>
          </table:table-cell>
          <table:table-cell table:style-name="ce9"/>
          <table:table-cell table:style-name="ce12" office:value-type="float" office:value="248.36" calcext:value-type="float">
            <text:p>248,36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787" calcext:value-type="float">
            <text:p>1308787</text:p>
          </table:table-cell>
          <table:table-cell table:style-name="ce8" office:value-type="date" office:date-value="2018-11-14" calcext:value-type="date">
            <text:p>14 novembre 2018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 table:style-name="ce9"/>
          <table:table-cell table:style-name="ce12" office:value-type="float" office:value="19.66" calcext:value-type="float">
            <text:p>19,66</text:p>
          </table:table-cell>
          <table:table-cell table:style-name="ce3" office:value-type="string" calcext:value-type="string">
            <text:p>Frais - Transport en commun, taxi, stationn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310623" calcext:value-type="float">
            <text:p>1310623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 office:value-type="string" calcext:value-type="string">
            <text:p>C.M.S. ENTREPRENEURS GENERAUX INC.</text:p>
          </table:table-cell>
          <table:table-cell table:style-name="ce9"/>
          <table:table-cell table:style-name="ce12" office:value-type="float" office:value="22827.42" calcext:value-type="float">
            <text:p>22827,42</text:p>
          </table:table-cell>
          <table:table-cell table:style-name="ce3" office:value-type="string" calcext:value-type="string">
            <text:p>Service - Déblaiement, chargement, transport de la neige et épandage d'abrasi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196" calcext:value-type="float">
            <text:p>1311196</text:p>
          </table:table-cell>
          <table:table-cell table:style-name="ce8" office:value-type="date" office:date-value="2018-11-23" calcext:value-type="date">
            <text:p>23 novembre 2018</text:p>
          </table:table-cell>
          <table:table-cell table:style-name="ce3" office:value-type="string" calcext:value-type="string">
            <text:p>GROUPE SDM INC</text:p>
          </table:table-cell>
          <table:table-cell table:style-name="ce9"/>
          <table:table-cell table:style-name="ce12" office:value-type="float" office:value="22653.36" calcext:value-type="float">
            <text:p>22653,36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533" calcext:value-type="float">
            <text:p>1308533</text:p>
          </table:table-cell>
          <table:table-cell table:style-name="ce8" office:value-type="date" office:date-value="2018-11-13" calcext:value-type="date">
            <text:p>13 novembre 2018</text:p>
          </table:table-cell>
          <table:table-cell table:style-name="ce3" office:value-type="string" calcext:value-type="string">
            <text:p>P2K MONTREAL</text:p>
          </table:table-cell>
          <table:table-cell table:style-name="ce9"/>
          <table:table-cell table:style-name="ce12" office:value-type="float" office:value="9112.91" calcext:value-type="float">
            <text:p>9112,91</text:p>
          </table:table-cell>
          <table:table-cell table:style-name="ce3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307195" calcext:value-type="float">
            <text:p>1307195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BRAC. BUREAU DE RECHERCHE, D'ANIMATION ET DE CONSULTATION</text:p>
          </table:table-cell>
          <table:table-cell table:style-name="ce9"/>
          <table:table-cell table:style-name="ce12" office:value-type="float" office:value="1175.86" calcext:value-type="float">
            <text:p>1175,86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845" calcext:value-type="float">
            <text:p>1306845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BRODART CANADA COMPAGNY</text:p>
          </table:table-cell>
          <table:table-cell table:style-name="ce9"/>
          <table:table-cell table:style-name="ce12" office:value-type="float" office:value="390.55" calcext:value-type="float">
            <text:p>390,55</text:p>
          </table:table-cell>
          <table:table-cell table:style-name="ce3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595" calcext:value-type="float">
            <text:p>1310595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 office:value-type="string" calcext:value-type="string">
            <text:p>CARR MCLEAN LIMITED</text:p>
          </table:table-cell>
          <table:table-cell table:style-name="ce9"/>
          <table:table-cell table:style-name="ce12" office:value-type="float" office:value="971.13" calcext:value-type="float">
            <text:p>971,13</text:p>
          </table:table-cell>
          <table:table-cell table:style-name="ce3" office:value-type="string" calcext:value-type="string">
            <text:p>Accessoires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590" calcext:value-type="float">
            <text:p>1310590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 office:value-type="string" calcext:value-type="string">
            <text:p>CONVERBIT INC.</text:p>
          </table:table-cell>
          <table:table-cell table:style-name="ce9"/>
          <table:table-cell table:style-name="ce12" office:value-type="float" office:value="1204.21" calcext:value-type="float">
            <text:p>1204,21</text:p>
          </table:table-cell>
          <table:table-cell table:style-name="ce3" office:value-type="string" calcext:value-type="string">
            <text:p>Équipement de rés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577" calcext:value-type="float">
            <text:p>1308577</text:p>
          </table:table-cell>
          <table:table-cell table:style-name="ce8" office:value-type="date" office:date-value="2018-11-13" calcext:value-type="date">
            <text:p>13 novembre 2018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9"/>
          <table:table-cell table:style-name="ce12" office:value-type="float" office:value="270.87" calcext:value-type="float">
            <text:p>270,87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569" calcext:value-type="float">
            <text:p>1308569</text:p>
          </table:table-cell>
          <table:table-cell table:style-name="ce8" office:value-type="date" office:date-value="2018-11-13" calcext:value-type="date">
            <text:p>13 novembre 2018</text:p>
          </table:table-cell>
          <table:table-cell table:style-name="ce3" office:value-type="string" calcext:value-type="string">
            <text:p>C.P.U. DESIGN INC.</text:p>
          </table:table-cell>
          <table:table-cell/>
          <table:table-cell table:style-name="ce12" office:value-type="float" office:value="109.19" calcext:value-type="float">
            <text:p>109,19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911" calcext:value-type="float">
            <text:p>1310911</text:p>
          </table:table-cell>
          <table:table-cell table:style-name="ce8" office:value-type="date" office:date-value="2018-11-22" calcext:value-type="date">
            <text:p>22 novembre 2018</text:p>
          </table:table-cell>
          <table:table-cell table:style-name="ce3" office:value-type="string" calcext:value-type="string">
            <text:p>DISCOUNT LOCATION D'AUTOS ET CAMIONS</text:p>
          </table:table-cell>
          <table:table-cell table:style-name="ce9"/>
          <table:table-cell table:style-name="ce12" office:value-type="float" office:value="5981.14" calcext:value-type="float">
            <text:p>5981,14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952" calcext:value-type="float">
            <text:p>1309952</text:p>
          </table:table-cell>
          <table:table-cell table:style-name="ce8" office:value-type="date" office:date-value="2018-11-19" calcext:value-type="date">
            <text:p>19 novembre 2018</text:p>
          </table:table-cell>
          <table:table-cell table:style-name="ce3" office:value-type="string" calcext:value-type="string">
            <text:p>FARONICS CORPORATION</text:p>
          </table:table-cell>
          <table:table-cell/>
          <table:table-cell table:style-name="ce12" office:value-type="float" office:value="303.94" calcext:value-type="float">
            <text:p>303,94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088" calcext:value-type="float">
            <text:p>1312088</text:p>
          </table:table-cell>
          <table:table-cell table:style-name="ce8" office:value-type="date" office:date-value="2018-11-28" calcext:value-type="date">
            <text:p>28 novembre 2018</text:p>
          </table:table-cell>
          <table:table-cell table:style-name="ce3" office:value-type="string" calcext:value-type="string">
            <text:p>LES SOLUTIONS DE RANGEMENT PRISMA INC.</text:p>
          </table:table-cell>
          <table:table-cell/>
          <table:table-cell table:style-name="ce12" office:value-type="float" office:value="3133.88" calcext:value-type="float">
            <text:p>3133,88</text:p>
          </table:table-cell>
          <table:table-cell table:style-name="ce3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083" calcext:value-type="float">
            <text:p>1250083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PUBLICITE SAUVAGE INC.</text:p>
          </table:table-cell>
          <table:table-cell/>
          <table:table-cell table:style-name="ce12" office:value-type="float" office:value="221.52" calcext:value-type="float">
            <text:p>221,5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250084" calcext:value-type="float">
            <text:p>1250084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 office:value-type="string" calcext:value-type="string">
            <text:p>QUINCAILLERIE COTE DES NEIGES</text:p>
          </table:table-cell>
          <table:table-cell/>
          <table:table-cell table:style-name="ce12" office:value-type="float" office:value="629.92" calcext:value-type="float">
            <text:p>629,92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327" calcext:value-type="float">
            <text:p>1306327</text:p>
          </table:table-cell>
          <table:table-cell table:style-name="ce8" office:value-type="date" office:date-value="2018-11-01" calcext:value-type="date">
            <text:p>1 novembre 2018</text:p>
          </table:table-cell>
          <table:table-cell table:style-name="ce3" office:value-type="string" calcext:value-type="string">
            <text:p>R.M. LEDUC &amp; CIE INC.</text:p>
          </table:table-cell>
          <table:table-cell/>
          <table:table-cell table:style-name="ce12" office:value-type="float" office:value="380.05" calcext:value-type="float">
            <text:p>380,05</text:p>
          </table:table-cell>
          <table:table-cell table:style-name="ce3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236" calcext:value-type="float">
            <text:p>1311236</text:p>
          </table:table-cell>
          <table:table-cell table:style-name="ce8" office:value-type="date" office:date-value="2018-11-26" calcext:value-type="date">
            <text:p>26 novembre 2018</text:p>
          </table:table-cell>
          <table:table-cell table:style-name="ce3"/>
          <table:table-cell table:style-name="ce9"/>
          <table:table-cell table:style-name="ce12" office:value-type="float" office:value="924.62" calcext:value-type="float">
            <text:p>924,62</text:p>
          </table:table-cell>
          <table:table-cell table:style-name="ce3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474" calcext:value-type="float">
            <text:p>1302474</text:p>
          </table:table-cell>
          <table:table-cell table:style-name="ce8" office:value-type="date" office:date-value="2018-11-01" calcext:value-type="date">
            <text:p>1 novembre 2018</text:p>
          </table:table-cell>
          <table:table-cell table:style-name="ce3" office:value-type="string" calcext:value-type="string">
            <text:p>SOLOTECH INC</text:p>
          </table:table-cell>
          <table:table-cell table:style-name="ce5"/>
          <table:table-cell table:style-name="ce12" office:value-type="float" office:value="15.75" calcext:value-type="float">
            <text:p>15,75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848" calcext:value-type="float">
            <text:p>1306848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/>
          <table:table-cell table:style-name="ce9"/>
          <table:table-cell table:style-name="ce12" office:value-type="float" office:value="250.82" calcext:value-type="float">
            <text:p>250,82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837" calcext:value-type="float">
            <text:p>1306837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TEKNION ROY ET BRETON INC.</text:p>
          </table:table-cell>
          <table:table-cell table:style-name="ce9"/>
          <table:table-cell table:style-name="ce12" office:value-type="float" office:value="5147.98" calcext:value-type="float">
            <text:p>5147,98</text:p>
          </table:table-cell>
          <table:table-cell table:style-name="ce3" office:value-type="string" calcext:value-type="string">
            <text:p>Table de travail et table de confér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321" calcext:value-type="float">
            <text:p>1306321</text:p>
          </table:table-cell>
          <table:table-cell table:style-name="ce8" office:value-type="date" office:date-value="2018-11-01" calcext:value-type="date">
            <text:p>1 novembre 2018</text:p>
          </table:table-cell>
          <table:table-cell table:style-name="ce3" office:value-type="string" calcext:value-type="string">
            <text:p>ULINE CANADA CORP</text:p>
          </table:table-cell>
          <table:table-cell/>
          <table:table-cell table:style-name="ce12" office:value-type="float" office:value="155.1" calcext:value-type="float">
            <text:p>155,10</text:p>
          </table:table-cell>
          <table:table-cell table:style-name="ce3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986" calcext:value-type="float">
            <text:p>1309986</text:p>
          </table:table-cell>
          <table:table-cell table:style-name="ce8" office:value-type="date" office:date-value="2018-11-19" calcext:value-type="date">
            <text:p>19 novembre 2018</text:p>
          </table:table-cell>
          <table:table-cell table:style-name="ce3" office:value-type="string" calcext:value-type="string">
            <text:p>VOXEL FACTORY INC.</text:p>
          </table:table-cell>
          <table:table-cell/>
          <table:table-cell table:style-name="ce12" office:value-type="float" office:value="1071.51" calcext:value-type="float">
            <text:p>1071,51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EROT, ROBERT</text:p>
          </table:table-cell>
          <table:table-cell table:style-name="ce5" office:value-type="float" office:value="1311762" calcext:value-type="float">
            <text:p>1311762</text:p>
          </table:table-cell>
          <table:table-cell table:style-name="ce8" office:value-type="date" office:date-value="2018-11-27" calcext:value-type="date">
            <text:p>27 novembre 2018</text:p>
          </table:table-cell>
          <table:table-cell table:style-name="ce3" office:value-type="string" calcext:value-type="string">
            <text:p>BRAULT &amp; BOUTHILLIER LTEE</text:p>
          </table:table-cell>
          <table:table-cell/>
          <table:table-cell table:style-name="ce12" office:value-type="float" office:value="170.26" calcext:value-type="float">
            <text:p>170,26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5" office:value-type="float" office:value="1311142" calcext:value-type="float">
            <text:p>1311142</text:p>
          </table:table-cell>
          <table:table-cell table:style-name="ce8" office:value-type="date" office:date-value="2018-11-23" calcext:value-type="date">
            <text:p>23 novembre 2018</text:p>
          </table:table-cell>
          <table:table-cell table:style-name="ce3" office:value-type="string" calcext:value-type="string">
            <text:p>BUREAU EN GROS</text:p>
          </table:table-cell>
          <table:table-cell/>
          <table:table-cell table:style-name="ce12" office:value-type="float" office:value="232.02" calcext:value-type="float">
            <text:p>232,02</text:p>
          </table:table-cell>
          <table:table-cell table:style-name="ce3" office:value-type="string" calcext:value-type="string">
            <text:p>Équipement de détection, inspec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3" calcext:value-type="date">
            <text:p>23 novembre 2018</text:p>
          </table:table-cell>
          <table:table-cell table:style-name="ce3"/>
          <table:table-cell/>
          <table:table-cell table:style-name="ce12" office:value-type="float" office:value="150.13" calcext:value-type="float">
            <text:p>150,13</text:p>
          </table:table-cell>
          <table:table-cell table:style-name="ce3" office:value-type="string" calcext:value-type="string">
            <text:p>Accessoires et pièces de remplacement pour équipemen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255" calcext:value-type="float">
            <text:p>1310255</text:p>
          </table:table-cell>
          <table:table-cell table:style-name="ce8" office:value-type="date" office:date-value="2018-11-20" calcext:value-type="date">
            <text:p>20 novembre 2018</text:p>
          </table:table-cell>
          <table:table-cell table:style-name="ce3" office:value-type="string" calcext:value-type="string">
            <text:p>DE LA MAIN A LA PATEE - ANNE-LAURE LABEDE</text:p>
          </table:table-cell>
          <table:table-cell/>
          <table:table-cell table:style-name="ce12" office:value-type="float" office:value="100" calcext:value-type="float">
            <text:p>100,00</text:p>
          </table:table-cell>
          <table:table-cell table:style-name="ce3" office:value-type="string" calcext:value-type="string">
            <text:p>Vétérin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258" calcext:value-type="float">
            <text:p>1310258</text:p>
          </table:table-cell>
          <table:table-cell table:style-name="ce8" office:value-type="date" office:date-value="2018-11-20" calcext:value-type="date">
            <text:p>20 novembre 2018</text:p>
          </table:table-cell>
          <table:table-cell table:style-name="ce3" office:value-type="string" calcext:value-type="string">
            <text:p>GROUPE TRIUM INC.</text:p>
          </table:table-cell>
          <table:table-cell/>
          <table:table-cell table:style-name="ce12" office:value-type="float" office:value="4821.87" calcext:value-type="float">
            <text:p>4821,87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638" calcext:value-type="float">
            <text:p>1306638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PARIS, LADOUCEUR &amp; ASSOCIES INC.</text:p>
          </table:table-cell>
          <table:table-cell table:style-name="ce5" office:value-type="float" office:value="1278192" calcext:value-type="float">
            <text:p>1278192</text:p>
          </table:table-cell>
          <table:table-cell table:style-name="ce12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429" calcext:value-type="float">
            <text:p>1255429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12" office:value-type="float" office:value="1784.79" calcext:value-type="float">
            <text:p>1784,79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5" office:value-type="float" office:value="1307159" calcext:value-type="float">
            <text:p>1307159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CLOTURE SECUR</text:p>
          </table:table-cell>
          <table:table-cell table:style-name="ce9"/>
          <table:table-cell table:style-name="ce12" office:value-type="float" office:value="13246.8" calcext:value-type="float">
            <text:p>13246,80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330" calcext:value-type="float">
            <text:p>1312330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 office:value-type="string" calcext:value-type="string">
            <text:p>HYDRO-QUEBEC</text:p>
          </table:table-cell>
          <table:table-cell table:style-name="ce9"/>
          <table:table-cell table:style-name="ce12" office:value-type="float" office:value="8046.24" calcext:value-type="float">
            <text:p>8046,24</text:p>
          </table:table-cell>
          <table:table-cell table:style-name="ce3" office:value-type="string" calcext:value-type="string">
            <text:p>Dispositif d'alimentation, de distribution et d'éclairage pour signalisation lumineus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7495" calcext:value-type="float">
            <text:p>1247495</text:p>
          </table:table-cell>
          <table:table-cell table:style-name="ce8" office:value-type="date" office:date-value="2018-11-12" calcext:value-type="date">
            <text:p>12 novembre 2018</text:p>
          </table:table-cell>
          <table:table-cell table:style-name="ce3" office:value-type="string" calcext:value-type="string">
            <text:p>LA NOUVELLE TABLEE (1996) INC</text:p>
          </table:table-cell>
          <table:table-cell table:style-name="ce9"/>
          <table:table-cell table:style-name="ce12" office:value-type="float" office:value="1259.85" calcext:value-type="float">
            <text:p>1259,85</text:p>
          </table:table-cell>
          <table:table-cell table:style-name="ce3" office:value-type="string" calcext:value-type="string">
            <text:p>Réparation/Entretien - 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638" calcext:value-type="float">
            <text:p>1288638</text:p>
          </table:table-cell>
          <table:table-cell table:style-name="ce8" office:value-type="date" office:date-value="2018-11-27" calcext:value-type="date">
            <text:p>27 novembre 2018</text:p>
          </table:table-cell>
          <table:table-cell table:style-name="ce3" office:value-type="string" calcext:value-type="string">
            <text:p>LAVAGE HAUTE PRESSION RIVE-NORD S.E.N.C.</text:p>
          </table:table-cell>
          <table:table-cell/>
          <table:table-cell table:style-name="ce12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Nettoyage place publ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7" calcext:value-type="date">
            <text:p>27 novembre 2018</text:p>
          </table:table-cell>
          <table:table-cell table:style-name="ce3"/>
          <table:table-cell table:style-name="ce9"/>
          <table:table-cell table:style-name="ce12" office:value-type="float" office:value="472.44" calcext:value-type="float">
            <text:p>472,44</text:p>
          </table:table-cell>
          <table:table-cell table:style-name="ce3" office:value-type="string" calcext:value-type="string">
            <text:p>Service - Nettoyage place publ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291" calcext:value-type="float">
            <text:p>1306291</text:p>
          </table:table-cell>
          <table:table-cell table:style-name="ce8" office:value-type="date" office:date-value="2018-11-01" calcext:value-type="date">
            <text:p>1 novembre 2018</text:p>
          </table:table-cell>
          <table:table-cell table:style-name="ce3" office:value-type="string" calcext:value-type="string">
            <text:p>LES ENTREPRISES DE CONSTRUCTION PROFIL INC.</text:p>
          </table:table-cell>
          <table:table-cell/>
          <table:table-cell table:style-name="ce12" office:value-type="float" office:value="12325.53" calcext:value-type="float">
            <text:p>12325,53</text:p>
          </table:table-cell>
          <table:table-cell table:style-name="ce3" office:value-type="string" calcext:value-type="string">
            <text:p>Gouttière et marg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445" calcext:value-type="float">
            <text:p>1273445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9"/>
          <table:table-cell table:style-name="ce12" office:value-type="float" office:value="2249.88" calcext:value-type="float">
            <text:p>2249,88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443" calcext:value-type="float">
            <text:p>1283443</text:p>
          </table:table-cell>
          <table:table-cell table:style-name="ce8" office:value-type="date" office:date-value="2018-11-13" calcext:value-type="date">
            <text:p>13 novembre 2018</text:p>
          </table:table-cell>
          <table:table-cell table:style-name="ce3" office:value-type="string" calcext:value-type="string">
            <text:p>PG SOLUTIONS INC.</text:p>
          </table:table-cell>
          <table:table-cell/>
          <table:table-cell table:style-name="ce12" office:value-type="float" office:value="13981.19" calcext:value-type="float">
            <text:p>13981,19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718" calcext:value-type="float">
            <text:p>1310718</text:p>
          </table:table-cell>
          <table:table-cell table:style-name="ce8" office:value-type="date" office:date-value="2018-11-22" calcext:value-type="date">
            <text:p>22 novembre 2018</text:p>
          </table:table-cell>
          <table:table-cell table:style-name="ce3" office:value-type="string" calcext:value-type="string">
            <text:p>RESONANCE T.J.L. INC.</text:p>
          </table:table-cell>
          <table:table-cell/>
          <table:table-cell table:style-name="ce12" office:value-type="float" office:value="3784.8" calcext:value-type="float">
            <text:p>3784,80</text:p>
          </table:table-cell>
          <table:table-cell table:style-name="ce3" office:value-type="string" calcext:value-type="string">
            <text:p>Entrepreneur en travaux de fini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156" calcext:value-type="float">
            <text:p>1307156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SERVICE GAGNON ELECTRIQUE INC.</text:p>
          </table:table-cell>
          <table:table-cell table:style-name="ce9"/>
          <table:table-cell table:style-name="ce12" office:value-type="float" office:value="367.46" calcext:value-type="float">
            <text:p>367,46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8124" calcext:value-type="float">
            <text:p>1248124</text:p>
          </table:table-cell>
          <table:table-cell table:style-name="ce8" office:value-type="date" office:date-value="2018-11-15" calcext:value-type="date">
            <text:p>15 novembre 2018</text:p>
          </table:table-cell>
          <table:table-cell table:style-name="ce3" office:value-type="string" calcext:value-type="string">
            <text:p>SOLIDCAD UNE COMPAGNIE CANSEL</text:p>
          </table:table-cell>
          <table:table-cell/>
          <table:table-cell table:style-name="ce12" office:value-type="float" office:value="524.94" calcext:value-type="float">
            <text:p>524,94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252" calcext:value-type="float">
            <text:p>1308252</text:p>
          </table:table-cell>
          <table:table-cell table:style-name="ce8" office:value-type="date" office:date-value="2018-11-12" calcext:value-type="date">
            <text:p>12 novembre 2018</text:p>
          </table:table-cell>
          <table:table-cell table:style-name="ce3" office:value-type="string" calcext:value-type="string">
            <text:p>SOLUPRO ELECTRIQUE INC.</text:p>
          </table:table-cell>
          <table:table-cell table:style-name="ce9"/>
          <table:table-cell table:style-name="ce12" office:value-type="float" office:value="1801.59" calcext:value-type="float">
            <text:p>1801,59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307131" calcext:value-type="float">
            <text:p>1307131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INFOGRAFILM</text:p>
          </table:table-cell>
          <table:table-cell table:style-name="ce9"/>
          <table:table-cell table:style-name="ce12" office:value-type="float" office:value="1499.22" calcext:value-type="float">
            <text:p>1499,22</text:p>
          </table:table-cell>
          <table:table-cell table:style-name="ce3" office:value-type="string" calcext:value-type="string">
            <text:p>Article promo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255" calcext:value-type="float">
            <text:p>1311255</text:p>
          </table:table-cell>
          <table:table-cell table:style-name="ce8" office:value-type="date" office:date-value="2018-11-26" calcext:value-type="date">
            <text:p>26 novembre 2018</text:p>
          </table:table-cell>
          <table:table-cell table:style-name="ce3" office:value-type="string" calcext:value-type="string">
            <text:p>LES INSTALLATIONS SPORTIVES AGORA INC.</text:p>
          </table:table-cell>
          <table:table-cell table:style-name="ce9"/>
          <table:table-cell table:style-name="ce12" office:value-type="float" office:value="16672.22" calcext:value-type="float">
            <text:p>16672,22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6" calcext:value-type="date">
            <text:p>26 novembre 2018</text:p>
          </table:table-cell>
          <table:table-cell table:style-name="ce3"/>
          <table:table-cell table:style-name="ce9"/>
          <table:table-cell table:style-name="ce12" office:value-type="float" office:value="356.96" calcext:value-type="float">
            <text:p>356,96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648" calcext:value-type="float">
            <text:p>1311648</text:p>
          </table:table-cell>
          <table:table-cell table:style-name="ce8" office:value-type="date" office:date-value="2018-11-27" calcext:value-type="date">
            <text:p>27 novembre 2018</text:p>
          </table:table-cell>
          <table:table-cell table:style-name="ce3" office:value-type="string" calcext:value-type="string">
            <text:p>PRODUITS SANY</text:p>
          </table:table-cell>
          <table:table-cell/>
          <table:table-cell table:style-name="ce12" office:value-type="float" office:value="12896.28" calcext:value-type="float">
            <text:p>12896,28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578" calcext:value-type="float">
            <text:p>1310578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 office:value-type="string" calcext:value-type="string">
            <text:p>SODEM INC.</text:p>
          </table:table-cell>
          <table:table-cell table:style-name="ce9"/>
          <table:table-cell table:style-name="ce12" office:value-type="float" office:value="11068.83" calcext:value-type="float">
            <text:p>11068,83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684" calcext:value-type="float">
            <text:p>1267684</text:p>
          </table:table-cell>
          <table:table-cell table:style-name="ce8" office:value-type="date" office:date-value="2018-11-14" calcext:value-type="date">
            <text:p>14 novembre 2018</text:p>
          </table:table-cell>
          <table:table-cell table:style-name="ce3" office:value-type="string" calcext:value-type="string">
            <text:p>UBA INC.</text:p>
          </table:table-cell>
          <table:table-cell table:style-name="ce5" office:value-type="float" office:value="1177548" calcext:value-type="float">
            <text:p>1177548</text:p>
          </table:table-cell>
          <table:table-cell table:style-name="ce12" office:value-type="float" office:value="1402.58" calcext:value-type="float">
            <text:p>1402,58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309517" calcext:value-type="float">
            <text:p>1309517</text:p>
          </table:table-cell>
          <table:table-cell table:style-name="ce8" office:value-type="date" office:date-value="2018-11-16" calcext:value-type="date">
            <text:p>16 novembre 2018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12" office:value-type="float" office:value="210.54" calcext:value-type="float">
            <text:p>210,54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397" calcext:value-type="float">
            <text:p>1310397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/>
          <table:table-cell table:style-name="ce9"/>
          <table:table-cell table:style-name="ce12" office:value-type="float" office:value="45.01" calcext:value-type="float">
            <text:p>45,01</text:p>
          </table:table-cell>
          <table:table-cell table:style-name="ce3" office:value-type="string" calcext:value-type="string">
            <text:p>Outil pneu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440" calcext:value-type="float">
            <text:p>1310440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 office:value-type="string" calcext:value-type="string">
            <text:p>EMBOUTEILLAGE CETO INC.</text:p>
          </table:table-cell>
          <table:table-cell table:style-name="ce9"/>
          <table:table-cell table:style-name="ce12" office:value-type="float" office:value="1482.8" calcext:value-type="float">
            <text:p>1482,80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527" calcext:value-type="float">
            <text:p>1309527</text:p>
          </table:table-cell>
          <table:table-cell table:style-name="ce8" office:value-type="date" office:date-value="2018-11-16" calcext:value-type="date">
            <text:p>16 novembre 2018</text:p>
          </table:table-cell>
          <table:table-cell table:style-name="ce3" office:value-type="string" calcext:value-type="string">
            <text:p>EQUIPEMENTS RECREATIFS JAMBETTE INC.</text:p>
          </table:table-cell>
          <table:table-cell table:style-name="ce5"/>
          <table:table-cell table:style-name="ce12" office:value-type="float" office:value="314.96" calcext:value-type="float">
            <text:p>314,96</text:p>
          </table:table-cell>
          <table:table-cell table:style-name="ce3" office:value-type="string" calcext:value-type="string">
            <text:p>Crochet, goupille, manille et poul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324" calcext:value-type="float">
            <text:p>1311324</text:p>
          </table:table-cell>
          <table:table-cell table:style-name="ce8" office:value-type="date" office:date-value="2018-11-26" calcext:value-type="date">
            <text:p>26 novembre 2018</text:p>
          </table:table-cell>
          <table:table-cell table:style-name="ce3" office:value-type="string" calcext:value-type="string">
            <text:p>EXCEL HONDA MOTO</text:p>
          </table:table-cell>
          <table:table-cell table:style-name="ce9"/>
          <table:table-cell table:style-name="ce12" office:value-type="float" office:value="1527.78" calcext:value-type="float">
            <text:p>1527,78</text:p>
          </table:table-cell>
          <table:table-cell table:style-name="ce3" office:value-type="string" calcext:value-type="string">
            <text:p>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048" calcext:value-type="float">
            <text:p>1307048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GESTION NOVAFOR INC.</text:p>
          </table:table-cell>
          <table:table-cell/>
          <table:table-cell table:style-name="ce12" office:value-type="float" office:value="234.42" calcext:value-type="float">
            <text:p>234,42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087" calcext:value-type="float">
            <text:p>1307087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/>
          <table:table-cell/>
          <table:table-cell table:style-name="ce12" office:value-type="float" office:value="293.4" calcext:value-type="float">
            <text:p>293,40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516" calcext:value-type="float">
            <text:p>1308516</text:p>
          </table:table-cell>
          <table:table-cell table:style-name="ce8" office:value-type="date" office:date-value="2018-11-13" calcext:value-type="date">
            <text:p>13 novembre 2018</text:p>
          </table:table-cell>
          <table:table-cell table:style-name="ce3"/>
          <table:table-cell table:style-name="ce9"/>
          <table:table-cell table:style-name="ce12" office:value-type="float" office:value="66.12" calcext:value-type="float">
            <text:p>66,12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800" calcext:value-type="float">
            <text:p>1310800</text:p>
          </table:table-cell>
          <table:table-cell table:style-name="ce8" office:value-type="date" office:date-value="2018-11-22" calcext:value-type="date">
            <text:p>22 novembre 2018</text:p>
          </table:table-cell>
          <table:table-cell table:style-name="ce3"/>
          <table:table-cell table:style-name="ce9"/>
          <table:table-cell table:style-name="ce12" office:value-type="float" office:value="823.71" calcext:value-type="float">
            <text:p>823,71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484" calcext:value-type="float">
            <text:p>1312484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/>
          <table:table-cell/>
          <table:table-cell table:style-name="ce12" office:value-type="float" office:value="37.8" calcext:value-type="float">
            <text:p>37,80</text:p>
          </table:table-cell>
          <table:table-cell table:style-name="ce3" office:value-type="string" calcext:value-type="string">
            <text:p>Ga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404" calcext:value-type="float">
            <text:p>1309404</text:p>
          </table:table-cell>
          <table:table-cell table:style-name="ce8" office:value-type="date" office:date-value="2018-11-15" calcext:value-type="date">
            <text:p>15 novembre 2018</text:p>
          </table:table-cell>
          <table:table-cell table:style-name="ce3" office:value-type="string" calcext:value-type="string">
            <text:p>GROUPE SANYVAN INC.</text:p>
          </table:table-cell>
          <table:table-cell/>
          <table:table-cell table:style-name="ce12" office:value-type="float" office:value="1283.26" calcext:value-type="float">
            <text:p>1283,26</text:p>
          </table:table-cell>
          <table:table-cell table:style-name="ce3" office:value-type="string" calcext:value-type="string">
            <text:p>Service - Enfouiss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510" calcext:value-type="float">
            <text:p>1308510</text:p>
          </table:table-cell>
          <table:table-cell table:style-name="ce8" office:value-type="date" office:date-value="2018-11-13" calcext:value-type="date">
            <text:p>13 novembre 2018</text:p>
          </table:table-cell>
          <table:table-cell table:style-name="ce3" office:value-type="string" calcext:value-type="string">
            <text:p>INOLEC</text:p>
          </table:table-cell>
          <table:table-cell table:style-name="ce9"/>
          <table:table-cell table:style-name="ce12" office:value-type="float" office:value="21" calcext:value-type="float">
            <text:p>21,00</text:p>
          </table:table-cell>
          <table:table-cell table:style-name="ce3" office:value-type="string" calcext:value-type="string">
            <text:p>Réparation/Entretien - Appareil de soud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042" calcext:value-type="float">
            <text:p>1307042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9"/>
          <table:table-cell table:style-name="ce12" office:value-type="float" office:value="95.62" calcext:value-type="float">
            <text:p>95,62</text:p>
          </table:table-cell>
          <table:table-cell table:style-name="ce3" office:value-type="string" calcext:value-type="string">
            <text:p>Accessoires vestimen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452" calcext:value-type="float">
            <text:p>1306452</text:p>
          </table:table-cell>
          <table:table-cell table:style-name="ce8" office:value-type="date" office:date-value="2018-11-02" calcext:value-type="date">
            <text:p>2 novembre 2018</text:p>
          </table:table-cell>
          <table:table-cell table:style-name="ce3" office:value-type="string" calcext:value-type="string">
            <text:p>LAFARGE CANADA INC</text:p>
          </table:table-cell>
          <table:table-cell table:style-name="ce9"/>
          <table:table-cell table:style-name="ce12" office:value-type="float" office:value="1990.56" calcext:value-type="float">
            <text:p>1990,56</text:p>
          </table:table-cell>
          <table:table-cell table:style-name="ce3" office:value-type="string" calcext:value-type="string">
            <text:p>Béton prépar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044" calcext:value-type="float">
            <text:p>1307044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LE GROUPE J.S.V. INC</text:p>
          </table:table-cell>
          <table:table-cell table:style-name="ce9"/>
          <table:table-cell table:style-name="ce12" office:value-type="float" office:value="167.56" calcext:value-type="float">
            <text:p>167,56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144" calcext:value-type="float">
            <text:p>1309144</text:p>
          </table:table-cell>
          <table:table-cell table:style-name="ce8" office:value-type="date" office:date-value="2018-11-15" calcext:value-type="date">
            <text:p>15 novembre 2018</text:p>
          </table:table-cell>
          <table:table-cell table:style-name="ce3" office:value-type="string" calcext:value-type="string">
            <text:p>LEON DESLIPPE</text:p>
          </table:table-cell>
          <table:table-cell table:style-name="ce9"/>
          <table:table-cell table:style-name="ce12" office:value-type="float" office:value="944.89" calcext:value-type="float">
            <text:p>944,89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054" calcext:value-type="float">
            <text:p>1307054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LES MATERIAUX DE CONSTRUCTION R. OLIGNY LTEE</text:p>
          </table:table-cell>
          <table:table-cell table:style-name="ce9"/>
          <table:table-cell table:style-name="ce12" office:value-type="float" office:value="2903.95" calcext:value-type="float">
            <text:p>2903,95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221" calcext:value-type="float">
            <text:p>1284221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9"/>
          <table:table-cell table:style-name="ce12" office:value-type="float" office:value="1457.23" calcext:value-type="float">
            <text:p>1457,23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047" calcext:value-type="float">
            <text:p>1307047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 office:value-type="string" calcext:value-type="string">
            <text:p>OUTILLAGES EXPRESS</text:p>
          </table:table-cell>
          <table:table-cell table:style-name="ce9"/>
          <table:table-cell table:style-name="ce12" office:value-type="float" office:value="551.18" calcext:value-type="float">
            <text:p>551,18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06" calcext:value-type="date">
            <text:p>6 novembre 2018</text:p>
          </table:table-cell>
          <table:table-cell table:style-name="ce3"/>
          <table:table-cell table:style-name="ce9"/>
          <table:table-cell table:style-name="ce12" office:value-type="float" office:value="314.96" calcext:value-type="float">
            <text:p>314,96</text:p>
          </table:table-cell>
          <table:table-cell table:style-name="ce3" office:value-type="string" calcext:value-type="string">
            <text:p>Outils à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487" calcext:value-type="float">
            <text:p>1312487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/>
          <table:table-cell table:style-name="ce9"/>
          <table:table-cell table:style-name="ce12" office:value-type="float" office:value="68.24" calcext:value-type="float">
            <text:p>68,24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307976" calcext:value-type="float">
            <text:p>1307976</text:p>
          </table:table-cell>
          <table:table-cell table:style-name="ce8" office:value-type="date" office:date-value="2018-11-09" calcext:value-type="date">
            <text:p>9 novembre 2018</text:p>
          </table:table-cell>
          <table:table-cell table:style-name="ce3" office:value-type="string" calcext:value-type="string">
            <text:p>PASCALE LEMAIRE</text:p>
          </table:table-cell>
          <table:table-cell table:style-name="ce9"/>
          <table:table-cell table:style-name="ce12" office:value-type="float" office:value="1469.82" calcext:value-type="float">
            <text:p>1469,82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499" calcext:value-type="float">
            <text:p>1308499</text:p>
          </table:table-cell>
          <table:table-cell table:style-name="ce8" office:value-type="date" office:date-value="2018-11-13" calcext:value-type="date">
            <text:p>13 novembre 2018</text:p>
          </table:table-cell>
          <table:table-cell table:style-name="ce3" office:value-type="string" calcext:value-type="string">
            <text:p>PLANTATION GABRIEL THIBAULT</text:p>
          </table:table-cell>
          <table:table-cell/>
          <table:table-cell table:style-name="ce12" office:value-type="float" office:value="159.58" calcext:value-type="float">
            <text:p>159,58</text:p>
          </table:table-cell>
          <table:table-cell table:style-name="ce3" office:value-type="string" calcext:value-type="string">
            <text:p>Produits forticol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13" calcext:value-type="date">
            <text:p>13 novembre 2018</text:p>
          </table:table-cell>
          <table:table-cell table:style-name="ce3"/>
          <table:table-cell table:style-name="ce9"/>
          <table:table-cell table:style-name="ce12" office:value-type="float" office:value="99.74" calcext:value-type="float">
            <text:p>99,74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479" calcext:value-type="float">
            <text:p>1312479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 office:value-type="string" calcext:value-type="string">
            <text:p>QUINCAILLERIE NOTRE-DAME DE ST-HENRI INC.</text:p>
          </table:table-cell>
          <table:table-cell table:style-name="ce9"/>
          <table:table-cell table:style-name="ce12" office:value-type="float" office:value="43.03" calcext:value-type="float">
            <text:p>43,03</text:p>
          </table:table-cell>
          <table:table-cell table:style-name="ce3" office:value-type="string" calcext:value-type="string">
            <text:p>Calfeutrage, scellant, mastic et bouche-po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16" calcext:value-type="float">
            <text:p>1277516</text:p>
          </table:table-cell>
          <table:table-cell table:style-name="ce8" office:value-type="date" office:date-value="2018-11-02" calcext:value-type="date">
            <text:p>2 novembre 2018</text:p>
          </table:table-cell>
          <table:table-cell table:style-name="ce3" office:value-type="string" calcext:value-type="string">
            <text:p>SANIVAC</text:p>
          </table:table-cell>
          <table:table-cell/>
          <table:table-cell table:style-name="ce12" office:value-type="float" office:value="555.15" calcext:value-type="float">
            <text:p>555,1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572" calcext:value-type="float">
            <text:p>1250572</text:p>
          </table:table-cell>
          <table:table-cell table:style-name="ce8" office:value-type="date" office:date-value="2018-11-08" calcext:value-type="date">
            <text:p>8 novembre 2018</text:p>
          </table:table-cell>
          <table:table-cell table:style-name="ce3" office:value-type="string" calcext:value-type="string">
            <text:p>SERRUMAX INC</text:p>
          </table:table-cell>
          <table:table-cell/>
          <table:table-cell table:style-name="ce12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022" calcext:value-type="float">
            <text:p>1303022</text:p>
          </table:table-cell>
          <table:table-cell table:style-name="ce8" office:value-type="date" office:date-value="2018-11-08" calcext:value-type="date">
            <text:p>8 novembre 2018</text:p>
          </table:table-cell>
          <table:table-cell table:style-name="ce3" office:value-type="string" calcext:value-type="string">
            <text:p>ST-GERMAIN EGOUTS ET AQUEDUCS INC.</text:p>
          </table:table-cell>
          <table:table-cell/>
          <table:table-cell table:style-name="ce12" office:value-type="float" office:value="88.19" calcext:value-type="float">
            <text:p>88,19</text:p>
          </table:table-cell>
          <table:table-cell table:style-name="ce3" office:value-type="string" calcext:value-type="string">
            <text:p>Palette, caisson, bobine pour manuten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041" calcext:value-type="float">
            <text:p>1307041</text:p>
          </table:table-cell>
          <table:table-cell table:style-name="ce8" office:value-type="date" office:date-value="2018-11-06" calcext:value-type="date">
            <text:p>6 novembre 2018</text:p>
          </table:table-cell>
          <table:table-cell table:style-name="ce3"/>
          <table:table-cell table:style-name="ce5" office:value-type="float" office:value="1191511" calcext:value-type="float">
            <text:p>1191511</text:p>
          </table:table-cell>
          <table:table-cell table:style-name="ce12" office:value-type="float" office:value="1505.52" calcext:value-type="float">
            <text:p>1505,52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437" calcext:value-type="float">
            <text:p>1309437</text:p>
          </table:table-cell>
          <table:table-cell table:style-name="ce8" office:value-type="date" office:date-value="2018-11-15" calcext:value-type="date">
            <text:p>15 novembre 2018</text:p>
          </table:table-cell>
          <table:table-cell table:style-name="ce3"/>
          <table:table-cell/>
          <table:table-cell table:style-name="ce12" office:value-type="float" office:value="447.25" calcext:value-type="float">
            <text:p>447,25</text:p>
          </table:table-cell>
          <table:table-cell table:style-name="ce3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516" calcext:value-type="float">
            <text:p>1309516</text:p>
          </table:table-cell>
          <table:table-cell table:style-name="ce8" office:value-type="date" office:date-value="2018-11-16" calcext:value-type="date">
            <text:p>16 novembre 2018</text:p>
          </table:table-cell>
          <table:table-cell table:style-name="ce3" office:value-type="string" calcext:value-type="string">
            <text:p>TENAQUIP LIMITED</text:p>
          </table:table-cell>
          <table:table-cell/>
          <table:table-cell table:style-name="ce12" office:value-type="float" office:value="368.12" calcext:value-type="float">
            <text:p>368,12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311999" calcext:value-type="float">
            <text:p>1311999</text:p>
          </table:table-cell>
          <table:table-cell table:style-name="ce8" office:value-type="date" office:date-value="2018-11-28" calcext:value-type="date">
            <text:p>28 novembre 2018</text:p>
          </table:table-cell>
          <table:table-cell table:style-name="ce3" office:value-type="string" calcext:value-type="string">
            <text:p>GERARD WIBAULT</text:p>
          </table:table-cell>
          <table:table-cell/>
          <table:table-cell table:style-name="ce12" office:value-type="float" office:value="262.47" calcext:value-type="float">
            <text:p>262,47</text:p>
          </table:table-cell>
          <table:table-cell table:style-name="ce3" office:value-type="string" calcext:value-type="string">
            <text:p>Entrepreneur en installations spéciales ou préfabriqué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354" calcext:value-type="float">
            <text:p>1312354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 office:value-type="string" calcext:value-type="string">
            <text:p>SITE INTEGRATION PLUS INC.</text:p>
          </table:table-cell>
          <table:table-cell/>
          <table:table-cell table:style-name="ce12" office:value-type="float" office:value="2126" calcext:value-type="float">
            <text:p>2126,00</text:p>
          </table:table-cell>
          <table:table-cell table:style-name="ce3" office:value-type="string" calcext:value-type="string">
            <text:p>Système de contrôle, de surveillance et d'incend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989" calcext:value-type="float">
            <text:p>1311989</text:p>
          </table:table-cell>
          <table:table-cell table:style-name="ce8" office:value-type="date" office:date-value="2018-11-28" calcext:value-type="date">
            <text:p>28 novembre 2018</text:p>
          </table:table-cell>
          <table:table-cell table:style-name="ce3" office:value-type="string" calcext:value-type="string">
            <text:p>SYSTEMES D'ACCROCHAGES A S</text:p>
          </table:table-cell>
          <table:table-cell/>
          <table:table-cell table:style-name="ce12" office:value-type="float" office:value="391.34" calcext:value-type="float">
            <text:p>391,34</text:p>
          </table:table-cell>
          <table:table-cell table:style-name="ce3" office:value-type="string" calcext:value-type="string">
            <text:p>Attache-câ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APOSTOLOS MARIO</text:p>
          </table:table-cell>
          <table:table-cell table:style-name="ce5" office:value-type="float" office:value="1306506" calcext:value-type="float">
            <text:p>1306506</text:p>
          </table:table-cell>
          <table:table-cell table:style-name="ce8" office:value-type="date" office:date-value="2018-11-02" calcext:value-type="date">
            <text:p>2 novembre 2018</text:p>
          </table:table-cell>
          <table:table-cell table:style-name="ce3" office:value-type="string" calcext:value-type="string">
            <text:p>AQUATECHNO SPECIALISTES AQUATIQUES INC.</text:p>
          </table:table-cell>
          <table:table-cell table:style-name="ce9"/>
          <table:table-cell table:style-name="ce12" office:value-type="float" office:value="467.19" calcext:value-type="float">
            <text:p>467,19</text:p>
          </table:table-cell>
          <table:table-cell table:style-name="ce3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02" calcext:value-type="date">
            <text:p>2 novembre 2018</text:p>
          </table:table-cell>
          <table:table-cell table:style-name="ce3"/>
          <table:table-cell table:style-name="ce9"/>
          <table:table-cell table:style-name="ce12" office:value-type="float" office:value="323.89" calcext:value-type="float">
            <text:p>323,89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357" calcext:value-type="float">
            <text:p>1312357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 office:value-type="string" calcext:value-type="string">
            <text:p>GLOBAL INDUSTRIAL CANADA INC</text:p>
          </table:table-cell>
          <table:table-cell table:style-name="ce9"/>
          <table:table-cell table:style-name="ce12" office:value-type="float" office:value="35.87" calcext:value-type="float">
            <text:p>35,87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9" calcext:value-type="date">
            <text:p>29 novembre 2018</text:p>
          </table:table-cell>
          <table:table-cell table:style-name="ce3"/>
          <table:table-cell table:style-name="ce5"/>
          <table:table-cell table:style-name="ce12" office:value-type="float" office:value="102.78" calcext:value-type="float">
            <text:p>102,78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648" calcext:value-type="float">
            <text:p>1308648</text:p>
          </table:table-cell>
          <table:table-cell table:style-name="ce8" office:value-type="date" office:date-value="2018-11-13" calcext:value-type="date">
            <text:p>13 novembre 2018</text:p>
          </table:table-cell>
          <table:table-cell table:style-name="ce3" office:value-type="string" calcext:value-type="string">
            <text:p>LES INSTALLATIONS SPORTIVES AGORA INC.</text:p>
          </table:table-cell>
          <table:table-cell table:style-name="ce9"/>
          <table:table-cell table:style-name="ce12" office:value-type="float" office:value="1175.86" calcext:value-type="float">
            <text:p>1175,86</text:p>
          </table:table-cell>
          <table:table-cell table:style-name="ce3" office:value-type="string" calcext:value-type="string">
            <text:p>Panneau de fini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13" calcext:value-type="date">
            <text:p>13 novembre 2018</text:p>
          </table:table-cell>
          <table:table-cell table:style-name="ce3"/>
          <table:table-cell table:style-name="ce5"/>
          <table:table-cell table:style-name="ce12" office:value-type="float" office:value="39.37" calcext:value-type="float">
            <text:p>39,37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637" calcext:value-type="float">
            <text:p>1311637</text:p>
          </table:table-cell>
          <table:table-cell table:style-name="ce8" office:value-type="date" office:date-value="2018-11-27" calcext:value-type="date">
            <text:p>27 novembre 2018</text:p>
          </table:table-cell>
          <table:table-cell table:style-name="ce3" office:value-type="string" calcext:value-type="string">
            <text:p>MSJ TECHNOLOGIE</text:p>
          </table:table-cell>
          <table:table-cell table:style-name="ce9"/>
          <table:table-cell table:style-name="ce12" office:value-type="float" office:value="1968.51" calcext:value-type="float">
            <text:p>1968,51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7" calcext:value-type="date">
            <text:p>27 novembre 2018</text:p>
          </table:table-cell>
          <table:table-cell table:style-name="ce3"/>
          <table:table-cell table:style-name="ce9"/>
          <table:table-cell table:style-name="ce12" office:value-type="float" office:value="52.49" calcext:value-type="float">
            <text:p>52,49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158" calcext:value-type="float">
            <text:p>1279158</text:p>
          </table:table-cell>
          <table:table-cell table:style-name="ce8" office:value-type="date" office:date-value="2018-11-19" calcext:value-type="date">
            <text:p>19 novembre 20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77.61" calcext:value-type="float">
            <text:p>77,61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386" calcext:value-type="float">
            <text:p>1306386</text:p>
          </table:table-cell>
          <table:table-cell table:style-name="ce8" office:value-type="date" office:date-value="2018-11-02" calcext:value-type="date">
            <text:p>2 novembre 20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6.5" calcext:value-type="float">
            <text:p>16,50</text:p>
          </table:table-cell>
          <table:table-cell table:style-name="ce3" office:value-type="string" calcext:value-type="string">
            <text:p>Produits d'hygiène corporel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02" calcext:value-type="date">
            <text:p>2 novembre 20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7.9" calcext:value-type="float">
            <text:p>17,90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02" calcext:value-type="date">
            <text:p>2 novembre 20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54.75" calcext:value-type="float">
            <text:p>154,75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02" calcext:value-type="date">
            <text:p>2 novembre 20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83.72" calcext:value-type="float">
            <text:p>83,72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02" calcext:value-type="date">
            <text:p>2 novembre 20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3.84" calcext:value-type="float">
            <text:p>3,84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508" calcext:value-type="float">
            <text:p>1306508</text:p>
          </table:table-cell>
          <table:table-cell table:style-name="ce8" office:value-type="date" office:date-value="2018-11-02" calcext:value-type="date">
            <text:p>2 novembre 2018</text:p>
          </table:table-cell>
          <table:table-cell table:style-name="ce3"/>
          <table:table-cell table:style-name="ce5"/>
          <table:table-cell table:style-name="ce12" office:value-type="float" office:value="366.51" calcext:value-type="float">
            <text:p>366,51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376" calcext:value-type="float">
            <text:p>1311376</text:p>
          </table:table-cell>
          <table:table-cell table:style-name="ce8" office:value-type="date" office:date-value="2018-11-26" calcext:value-type="date">
            <text:p>26 novembre 20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218.04" calcext:value-type="float">
            <text:p>218,04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812" calcext:value-type="float">
            <text:p>1309812</text:p>
          </table:table-cell>
          <table:table-cell table:style-name="ce8" office:value-type="date" office:date-value="2018-11-19" calcext:value-type="date">
            <text:p>19 novembre 2018</text:p>
          </table:table-cell>
          <table:table-cell table:style-name="ce3" office:value-type="string" calcext:value-type="string">
            <text:p>ROBERT BOILEAU INC</text:p>
          </table:table-cell>
          <table:table-cell/>
          <table:table-cell table:style-name="ce12" office:value-type="float" office:value="2415.76" calcext:value-type="float">
            <text:p>2415,76</text:p>
          </table:table-cell>
          <table:table-cell table:style-name="ce3" office:value-type="string" calcext:value-type="string">
            <text:p>Système d'irrigation et d'arro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509" calcext:value-type="float">
            <text:p>1306509</text:p>
          </table:table-cell>
          <table:table-cell table:style-name="ce8" office:value-type="date" office:date-value="2018-11-02" calcext:value-type="date">
            <text:p>2 novembre 2018</text:p>
          </table:table-cell>
          <table:table-cell table:style-name="ce3" office:value-type="string" calcext:value-type="string">
            <text:p>SERVI-GLACES 2000</text:p>
          </table:table-cell>
          <table:table-cell/>
          <table:table-cell table:style-name="ce12" office:value-type="float" office:value="1784.78" calcext:value-type="float">
            <text:p>1784,78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358" calcext:value-type="float">
            <text:p>1312358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 office:value-type="string" calcext:value-type="string">
            <text:p>SYLPROTEC INC.</text:p>
          </table:table-cell>
          <table:table-cell table:style-name="ce5"/>
          <table:table-cell table:style-name="ce12" office:value-type="float" office:value="617.01" calcext:value-type="float">
            <text:p>617,01</text:p>
          </table:table-cell>
          <table:table-cell table:style-name="ce3" office:value-type="string" calcext:value-type="string">
            <text:p>Accessoires vestimen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700" calcext:value-type="float">
            <text:p>1307700</text:p>
          </table:table-cell>
          <table:table-cell table:style-name="ce8" office:value-type="date" office:date-value="2018-11-08" calcext:value-type="date">
            <text:p>8 novembre 2018</text:p>
          </table:table-cell>
          <table:table-cell table:style-name="ce3" office:value-type="string" calcext:value-type="string">
            <text:p>TENAQUIP LIMITED</text:p>
          </table:table-cell>
          <table:table-cell table:style-name="ce5"/>
          <table:table-cell table:style-name="ce12" office:value-type="float" office:value="2301.39" calcext:value-type="float">
            <text:p>2301,39</text:p>
          </table:table-cell>
          <table:table-cell table:style-name="ce3" office:value-type="string" calcext:value-type="string">
            <text:p>Mobilier pour propre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221" calcext:value-type="float">
            <text:p>1310221</text:p>
          </table:table-cell>
          <table:table-cell table:style-name="ce8" office:value-type="date" office:date-value="2018-11-20" calcext:value-type="date">
            <text:p>20 novembre 2018</text:p>
          </table:table-cell>
          <table:table-cell table:style-name="ce3"/>
          <table:table-cell table:style-name="ce5"/>
          <table:table-cell table:style-name="ce12" office:value-type="float" office:value="547.4" calcext:value-type="float">
            <text:p>547,40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375" calcext:value-type="float">
            <text:p>1310375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/>
          <table:table-cell table:style-name="ce5"/>
          <table:table-cell table:style-name="ce12" office:value-type="float" office:value="507.11" calcext:value-type="float">
            <text:p>507,11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5" office:value-type="float" office:value="1311464" calcext:value-type="float">
            <text:p>1311464</text:p>
          </table:table-cell>
          <table:table-cell table:style-name="ce8" office:value-type="date" office:date-value="2018-11-26" calcext:value-type="date">
            <text:p>26 novembre 2018</text:p>
          </table:table-cell>
          <table:table-cell table:style-name="ce3" office:value-type="string" calcext:value-type="string">
            <text:p>CENTRE COMMUNAUTAIRE MOUNTAIN SIGHTS</text:p>
          </table:table-cell>
          <table:table-cell table:style-name="ce5"/>
          <table:table-cell table:style-name="ce12" office:value-type="float" office:value="2320" calcext:value-type="float">
            <text:p>2320,00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097" calcext:value-type="float">
            <text:p>1308097</text:p>
          </table:table-cell>
          <table:table-cell table:style-name="ce8" office:value-type="date" office:date-value="2018-11-09" calcext:value-type="date">
            <text:p>9 novembre 2018</text:p>
          </table:table-cell>
          <table:table-cell table:style-name="ce3" office:value-type="string" calcext:value-type="string">
            <text:p>CHOQUETTE-CKS INC.</text:p>
          </table:table-cell>
          <table:table-cell table:style-name="ce5"/>
          <table:table-cell table:style-name="ce12" office:value-type="float" office:value="5077.69" calcext:value-type="float">
            <text:p>5077,69</text:p>
          </table:table-cell>
          <table:table-cell table:style-name="ce3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241" calcext:value-type="float">
            <text:p>1311241</text:p>
          </table:table-cell>
          <table:table-cell table:style-name="ce8" office:value-type="date" office:date-value="2018-11-26" calcext:value-type="date">
            <text:p>26 novembre 2018</text:p>
          </table:table-cell>
          <table:table-cell table:style-name="ce3" office:value-type="string" calcext:value-type="string">
            <text:p>LES INSTALLATIONS SPORTIVES AGORA INC.</text:p>
          </table:table-cell>
          <table:table-cell table:style-name="ce5"/>
          <table:table-cell table:style-name="ce12" office:value-type="float" office:value="356.96" calcext:value-type="float">
            <text:p>356,96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6" calcext:value-type="date">
            <text:p>26 novembre 2018</text:p>
          </table:table-cell>
          <table:table-cell table:style-name="ce3"/>
          <table:table-cell table:style-name="ce5"/>
          <table:table-cell table:style-name="ce12" office:value-type="float" office:value="3830.21" calcext:value-type="float">
            <text:p>3830,21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244" calcext:value-type="float">
            <text:p>1311244</text:p>
          </table:table-cell>
          <table:table-cell table:style-name="ce8" office:value-type="date" office:date-value="2018-11-26" calcext:value-type="date">
            <text:p>26 novembre 2018</text:p>
          </table:table-cell>
          <table:table-cell table:style-name="ce3"/>
          <table:table-cell table:style-name="ce5"/>
          <table:table-cell table:style-name="ce12" office:value-type="float" office:value="356.96" calcext:value-type="float">
            <text:p>356,96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6" calcext:value-type="date">
            <text:p>26 novembre 2018</text:p>
          </table:table-cell>
          <table:table-cell table:style-name="ce3"/>
          <table:table-cell table:style-name="ce5"/>
          <table:table-cell table:style-name="ce12" office:value-type="float" office:value="1812.35" calcext:value-type="float">
            <text:p>1812,35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249" calcext:value-type="float">
            <text:p>1311249</text:p>
          </table:table-cell>
          <table:table-cell table:style-name="ce8" office:value-type="date" office:date-value="2018-11-26" calcext:value-type="date">
            <text:p>26 novembre 2018</text:p>
          </table:table-cell>
          <table:table-cell table:style-name="ce3"/>
          <table:table-cell table:style-name="ce5"/>
          <table:table-cell table:style-name="ce12" office:value-type="float" office:value="5114.78" calcext:value-type="float">
            <text:p>5114,78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6" calcext:value-type="date">
            <text:p>26 novembre 2018</text:p>
          </table:table-cell>
          <table:table-cell table:style-name="ce3"/>
          <table:table-cell table:style-name="ce5"/>
          <table:table-cell table:style-name="ce12" office:value-type="float" office:value="356.96" calcext:value-type="float">
            <text:p>356,96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378" calcext:value-type="float">
            <text:p>1310378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 office:value-type="string" calcext:value-type="string">
            <text:p>SYSTEMES CANADIEN KRONOS INC</text:p>
          </table:table-cell>
          <table:table-cell table:style-name="ce5"/>
          <table:table-cell table:style-name="ce12" office:value-type="float" office:value="7414.22" calcext:value-type="float">
            <text:p>7414,22</text:p>
          </table:table-cell>
          <table:table-cell table:style-name="ce3" office:value-type="string" calcext:value-type="string">
            <text:p>Système de contrôle, de surveillance et d'incendi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1" calcext:value-type="date">
            <text:p>21 novembre 2018</text:p>
          </table:table-cell>
          <table:table-cell table:style-name="ce3"/>
          <table:table-cell table:style-name="ce5"/>
          <table:table-cell table:style-name="ce12" office:value-type="float" office:value="188.98" calcext:value-type="float">
            <text:p>188,98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306568" calcext:value-type="float">
            <text:p>1306568</text:p>
          </table:table-cell>
          <table:table-cell table:style-name="ce8" office:value-type="date" office:date-value="2018-11-02" calcext:value-type="date">
            <text:p>2 novembre 2018</text:p>
          </table:table-cell>
          <table:table-cell table:style-name="ce3" office:value-type="string" calcext:value-type="string">
            <text:p>ANDREE-ANNE ROY</text:p>
          </table:table-cell>
          <table:table-cell/>
          <table:table-cell table:style-name="ce12" office:value-type="float" office:value="6500" calcext:value-type="float">
            <text:p>6500,00</text:p>
          </table:table-cell>
          <table:table-cell table:style-name="ce3" office:value-type="string" calcext:value-type="string">
            <text:p>Conseiller en planification stratég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666" calcext:value-type="float">
            <text:p>1309666</text:p>
          </table:table-cell>
          <table:table-cell table:style-name="ce8" office:value-type="date" office:date-value="2018-11-16" calcext:value-type="date">
            <text:p>16 novembre 2018</text:p>
          </table:table-cell>
          <table:table-cell table:style-name="ce3" office:value-type="string" calcext:value-type="string">
            <text:p>AUTOBUS GALLAND LTEE</text:p>
          </table:table-cell>
          <table:table-cell/>
          <table:table-cell table:style-name="ce12" office:value-type="float" office:value="404.2" calcext:value-type="float">
            <text:p>404,20</text:p>
          </table:table-cell>
          <table:table-cell table:style-name="ce3" office:value-type="string" calcext:value-type="string">
            <text:p>Frais - Déplacement, hébergement et repa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164" calcext:value-type="float">
            <text:p>1311164</text:p>
          </table:table-cell>
          <table:table-cell table:style-name="ce8" office:value-type="date" office:date-value="2018-11-23" calcext:value-type="date">
            <text:p>23 novembre 2018</text:p>
          </table:table-cell>
          <table:table-cell table:style-name="ce3" office:value-type="string" calcext:value-type="string">
            <text:p>BUFFETS INSERE-JEUNES</text:p>
          </table:table-cell>
          <table:table-cell/>
          <table:table-cell table:style-name="ce12" office:value-type="float" office:value="2682.9" calcext:value-type="float">
            <text:p>2682,9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658" calcext:value-type="float">
            <text:p>1306658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CENTRE DU JARDIN DEUX-MONTAGNES INC.</text:p>
          </table:table-cell>
          <table:table-cell/>
          <table:table-cell table:style-name="ce12" office:value-type="float" office:value="435.69" calcext:value-type="float">
            <text:p>435,69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253" calcext:value-type="float">
            <text:p>1310253</text:p>
          </table:table-cell>
          <table:table-cell table:style-name="ce8" office:value-type="date" office:date-value="2018-11-20" calcext:value-type="date">
            <text:p>20 novembre 2018</text:p>
          </table:table-cell>
          <table:table-cell table:style-name="ce3" office:value-type="string" calcext:value-type="string">
            <text:p>CONSTRUCTION PIERRE SASSEVILLE</text:p>
          </table:table-cell>
          <table:table-cell/>
          <table:table-cell table:style-name="ce12" office:value-type="float" office:value="629.92" calcext:value-type="float">
            <text:p>629,92</text:p>
          </table:table-cell>
          <table:table-cell table:style-name="ce3" office:value-type="string" calcext:value-type="string">
            <text:p>Entrepreneur en petits bâti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585" calcext:value-type="float">
            <text:p>1307585</text:p>
          </table:table-cell>
          <table:table-cell table:style-name="ce8" office:value-type="date" office:date-value="2018-11-07" calcext:value-type="date">
            <text:p>7 novembre 2018</text:p>
          </table:table-cell>
          <table:table-cell table:style-name="ce3" office:value-type="string" calcext:value-type="string">
            <text:p>DISTRIBUTIONS LG INC.</text:p>
          </table:table-cell>
          <table:table-cell table:style-name="ce5" office:value-type="float" office:value="1152445" calcext:value-type="float">
            <text:p>1152445</text:p>
          </table:table-cell>
          <table:table-cell table:style-name="ce12" office:value-type="float" office:value="1732.29" calcext:value-type="float">
            <text:p>1732,29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619" calcext:value-type="float">
            <text:p>1307619</text:p>
          </table:table-cell>
          <table:table-cell table:style-name="ce8" office:value-type="date" office:date-value="2018-11-08" calcext:value-type="date">
            <text:p>8 novembre 2018</text:p>
          </table:table-cell>
          <table:table-cell table:style-name="ce3" office:value-type="string" calcext:value-type="string">
            <text:p>DUOSON MULTIMEDIA INC</text:p>
          </table:table-cell>
          <table:table-cell/>
          <table:table-cell table:style-name="ce12" office:value-type="float" office:value="828.56" calcext:value-type="float">
            <text:p>828,56</text:p>
          </table:table-cell>
          <table:table-cell table:style-name="ce3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951" calcext:value-type="float">
            <text:p>1309951</text:p>
          </table:table-cell>
          <table:table-cell table:style-name="ce8" office:value-type="date" office:date-value="2018-11-19" calcext:value-type="date">
            <text:p>19 novembre 2018</text:p>
          </table:table-cell>
          <table:table-cell table:style-name="ce3" office:value-type="string" calcext:value-type="string">
            <text:p>GRISVERT INC.</text:p>
          </table:table-cell>
          <table:table-cell/>
          <table:table-cell table:style-name="ce12" office:value-type="float" office:value="9961.21" calcext:value-type="float">
            <text:p>9961,21</text:p>
          </table:table-cell>
          <table:table-cell table:style-name="ce3" office:value-type="string" calcext:value-type="string">
            <text:p>Psychologue, Travailleur soci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85" calcext:value-type="float">
            <text:p>1266585</text:p>
          </table:table-cell>
          <table:table-cell table:style-name="ce8" office:value-type="date" office:date-value="2018-11-21" calcext:value-type="date">
            <text:p>21 novembre 2018</text:p>
          </table:table-cell>
          <table:table-cell table:style-name="ce3" office:value-type="string" calcext:value-type="string">
            <text:p>IMPRIMERIE F.L. WEB INC.</text:p>
          </table:table-cell>
          <table:table-cell table:style-name="ce5"/>
          <table:table-cell table:style-name="ce12" office:value-type="float" office:value="433.29" calcext:value-type="float">
            <text:p>433,29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7497" calcext:value-type="float">
            <text:p>1307497</text:p>
          </table:table-cell>
          <table:table-cell table:style-name="ce8" office:value-type="date" office:date-value="2018-11-07" calcext:value-type="date">
            <text:p>7 novembre 2018</text:p>
          </table:table-cell>
          <table:table-cell table:style-name="ce3" office:value-type="string" calcext:value-type="string">
            <text:p>INGETEC, EXPERTS-CONSEILS EN BATIMENT INC.</text:p>
          </table:table-cell>
          <table:table-cell/>
          <table:table-cell table:style-name="ce12" office:value-type="float" office:value="1364.84" calcext:value-type="float">
            <text:p>1364,84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5" office:value-type="float" office:value="1306652" calcext:value-type="float">
            <text:p>1306652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LES EQUIPEMENTS RAPCO INC</text:p>
          </table:table-cell>
          <table:table-cell table:style-name="ce5"/>
          <table:table-cell table:style-name="ce12" office:value-type="float" office:value="252.66" calcext:value-type="float">
            <text:p>252,66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062" calcext:value-type="float">
            <text:p>1303062</text:p>
          </table:table-cell>
          <table:table-cell table:style-name="ce8" office:value-type="date" office:date-value="2018-11-08" calcext:value-type="date">
            <text:p>8 novembre 2018</text:p>
          </table:table-cell>
          <table:table-cell table:style-name="ce3" office:value-type="string" calcext:value-type="string">
            <text:p>LOCATION GUAY</text:p>
          </table:table-cell>
          <table:table-cell/>
          <table:table-cell table:style-name="ce12" office:value-type="float" office:value="6459.36" calcext:value-type="float">
            <text:p>6459,36</text:p>
          </table:table-cell>
          <table:table-cell table:style-name="ce3" office:value-type="string" calcext:value-type="string">
            <text:p>Locatio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1-27" calcext:value-type="date">
            <text:p>27 novembre 2018</text:p>
          </table:table-cell>
          <table:table-cell table:style-name="ce3"/>
          <table:table-cell/>
          <table:table-cell table:style-name="ce12" office:value-type="float" office:value="2656.18" calcext:value-type="float">
            <text:p>2656,18</text:p>
          </table:table-cell>
          <table:table-cell table:style-name="ce3" office:value-type="string" calcext:value-type="string">
            <text:p>Locatio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900" calcext:value-type="float">
            <text:p>1286900</text:p>
          </table:table-cell>
          <table:table-cell table:style-name="ce8" office:value-type="date" office:date-value="2018-11-16" calcext:value-type="date">
            <text:p>16 novembre 2018</text:p>
          </table:table-cell>
          <table:table-cell table:style-name="ce3" office:value-type="string" calcext:value-type="string">
            <text:p>PAYSAGEMENT BELLE ROCAILLE</text:p>
          </table:table-cell>
          <table:table-cell/>
          <table:table-cell table:style-name="ce12" office:value-type="float" office:value="4724.44" calcext:value-type="float">
            <text:p>4724,44</text:p>
          </table:table-cell>
          <table:table-cell table:style-name="ce3" office:value-type="string" calcext:value-type="string">
            <text:p>Entrepreneur en installations spéciales ou préfabriqué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252" calcext:value-type="float">
            <text:p>1310252</text:p>
          </table:table-cell>
          <table:table-cell table:style-name="ce8" office:value-type="date" office:date-value="2018-11-20" calcext:value-type="date">
            <text:p>20 novembre 2018</text:p>
          </table:table-cell>
          <table:table-cell table:style-name="ce3" office:value-type="string" calcext:value-type="string">
            <text:p>SERRURIER SHAY MONTREAL #1 24/7</text:p>
          </table:table-cell>
          <table:table-cell/>
          <table:table-cell table:style-name="ce12" office:value-type="float" office:value="173.23" calcext:value-type="float">
            <text:p>173,23</text:p>
          </table:table-cell>
          <table:table-cell table:style-name="ce3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667" calcext:value-type="float">
            <text:p>1308667</text:p>
          </table:table-cell>
          <table:table-cell table:style-name="ce8" office:value-type="date" office:date-value="2018-11-13" calcext:value-type="date">
            <text:p>13 novembre 2018</text:p>
          </table:table-cell>
          <table:table-cell table:style-name="ce3" office:value-type="string" calcext:value-type="string">
            <text:p>SINISTRE MONTREAL</text:p>
          </table:table-cell>
          <table:table-cell/>
          <table:table-cell table:style-name="ce12" office:value-type="float" office:value="815.16" calcext:value-type="float">
            <text:p>815,16</text:p>
          </table:table-cell>
          <table:table-cell table:style-name="ce3" office:value-type="string" calcext:value-type="string">
            <text:p>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792" calcext:value-type="float">
            <text:p>1308792</text:p>
          </table:table-cell>
          <table:table-cell table:style-name="ce8" office:value-type="date" office:date-value="2018-11-14" calcext:value-type="date">
            <text:p>14 novembre 2018</text:p>
          </table:table-cell>
          <table:table-cell table:style-name="ce3"/>
          <table:table-cell/>
          <table:table-cell table:style-name="ce12" office:value-type="float" office:value="539.09" calcext:value-type="float">
            <text:p>539,09</text:p>
          </table:table-cell>
          <table:table-cell table:style-name="ce3" office:value-type="string" calcext:value-type="string">
            <text:p>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359" calcext:value-type="float">
            <text:p>1312359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 office:value-type="string" calcext:value-type="string">
            <text:p>STRUCTUREBKIM INC.</text:p>
          </table:table-cell>
          <table:table-cell/>
          <table:table-cell table:style-name="ce12" office:value-type="float" office:value="997.38" calcext:value-type="float">
            <text:p>997,38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7225" calcext:value-type="float">
            <text:p>1297225</text:p>
          </table:table-cell>
          <table:table-cell table:style-name="ce8" office:value-type="date" office:date-value="2018-11-19" calcext:value-type="date">
            <text:p>19 novembre 2018</text:p>
          </table:table-cell>
          <table:table-cell table:style-name="ce3" office:value-type="string" calcext:value-type="string">
            <text:p>TABASKO COMMUNICATIONS INC.</text:p>
          </table:table-cell>
          <table:table-cell/>
          <table:table-cell table:style-name="ce12" office:value-type="float" office:value="188.98" calcext:value-type="float">
            <text:p>188,9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table:style-name="ce5" office:value-type="float" office:value="1307487" calcext:value-type="float">
            <text:p>1307487</text:p>
          </table:table-cell>
          <table:table-cell table:style-name="ce8" office:value-type="date" office:date-value="2018-11-07" calcext:value-type="date">
            <text:p>7 novembre 2018</text:p>
          </table:table-cell>
          <table:table-cell table:style-name="ce3" office:value-type="string" calcext:value-type="string">
            <text:p>BRUCE LOCHHEAD</text:p>
          </table:table-cell>
          <table:table-cell/>
          <table:table-cell table:style-name="ce12" office:value-type="float" office:value="200" calcext:value-type="float">
            <text:p>200,00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250" calcext:value-type="float">
            <text:p>1310250</text:p>
          </table:table-cell>
          <table:table-cell table:style-name="ce8" office:value-type="date" office:date-value="2018-11-20" calcext:value-type="date">
            <text:p>20 novembre 2018</text:p>
          </table:table-cell>
          <table:table-cell table:style-name="ce3" office:value-type="string" calcext:value-type="string">
            <text:p>KERR NORTON (TM)</text:p>
          </table:table-cell>
          <table:table-cell/>
          <table:table-cell table:style-name="ce12" office:value-type="float" office:value="92.39" calcext:value-type="float">
            <text:p>92,39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569" calcext:value-type="float">
            <text:p>1311569</text:p>
          </table:table-cell>
          <table:table-cell table:style-name="ce8" office:value-type="date" office:date-value="2018-11-27" calcext:value-type="date">
            <text:p>27 novembre 2018</text:p>
          </table:table-cell>
          <table:table-cell table:style-name="ce3" office:value-type="string" calcext:value-type="string">
            <text:p>LE DEVOIR INC.</text:p>
          </table:table-cell>
          <table:table-cell/>
          <table:table-cell table:style-name="ce12" office:value-type="float" office:value="1312.34" calcext:value-type="float">
            <text:p>1312,34</text:p>
          </table:table-cell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342" calcext:value-type="float">
            <text:p>1312342</text:p>
          </table:table-cell>
          <table:table-cell table:style-name="ce8" office:value-type="date" office:date-value="2018-11-29" calcext:value-type="date">
            <text:p>29 novembre 2018</text:p>
          </table:table-cell>
          <table:table-cell table:style-name="ce3" office:value-type="string" calcext:value-type="string">
            <text:p>L'UNION DES MUNICIPALITES DU QUEBEC</text:p>
          </table:table-cell>
          <table:table-cell/>
          <table:table-cell table:style-name="ce12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INGACIU, IRINEL-MARIA</text:p>
          </table:table-cell>
          <table:table-cell table:style-name="ce5" office:value-type="float" office:value="1306841" calcext:value-type="float">
            <text:p>1306841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GROUPE LINCORA INC</text:p>
          </table:table-cell>
          <table:table-cell/>
          <table:table-cell table:style-name="ce12" office:value-type="float" office:value="384" calcext:value-type="float">
            <text:p>384,00</text:p>
          </table:table-cell>
          <table:table-cell table:style-name="ce3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309156" calcext:value-type="float">
            <text:p>1309156</text:p>
          </table:table-cell>
          <table:table-cell table:style-name="ce8" office:value-type="date" office:date-value="2018-11-15" calcext:value-type="date">
            <text:p>15 novembre 2018</text:p>
          </table:table-cell>
          <table:table-cell table:style-name="ce3" office:value-type="string" calcext:value-type="string">
            <text:p>MAGASINS BEST BUY LTEE</text:p>
          </table:table-cell>
          <table:table-cell/>
          <table:table-cell table:style-name="ce12" office:value-type="float" office:value="504.13" calcext:value-type="float">
            <text:p>504,13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258523" calcext:value-type="float">
            <text:p>1258523</text:p>
          </table:table-cell>
          <table:table-cell table:style-name="ce8" office:value-type="date" office:date-value="2018-11-05" calcext:value-type="date">
            <text:p>5 novembre 2018</text:p>
          </table:table-cell>
          <table:table-cell table:style-name="ce3" office:value-type="string" calcext:value-type="string">
            <text:p>COLLEGE AHUNTSIC.</text:p>
          </table:table-cell>
          <table:table-cell table:style-name="ce5"/>
          <table:table-cell table:style-name="ce12" office:value-type="float" office:value="120.74" calcext:value-type="float">
            <text:p>120,74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 office:value-type="string" calcext:value-type="string">
            <text:p>TOTAL 329508,14</text:p>
          </table:table-cell>
          <table:table-cell table:number-columns-repeated="1018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8" table:number-columns-repeated="257" table:default-cell-style-name="ce1"/>
        <table:table-column table:style-name="co8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8" table:number-columns-repeated="257" table:default-cell-style-name="ce1"/>
        <table:table-column table:style-name="co8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8:44:10</meta:creation-date>
    <dc:date>2019-04-16T14:23:12.723000000</dc:date>
    <meta:editing-duration>PT2M34S</meta:editing-duration>
    <meta:editing-cycles>2</meta:editing-cycles>
    <meta:generator>LibreOffice/6.2.2.2$Windows_x86 LibreOffice_project/2b840030fec2aae0fd2658d8d4f9548af4e3518d</meta:generator>
    <meta:document-statistic meta:table-count="3" meta:cell-count="836" meta:object-count="0"/>
  </office:meta>
</office:document-meta>
</file>